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従来の方法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アイテム名</text:p>
          </table:table-cell>
          <table:table-cell office:value-type="string">
            <text:p>効果タイプ</text:p>
          </table:table-cell>
          <table:table-cell office:value-type="string">
            <text:p>効果量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弱い石ころ</text:p>
          </table:table-cell>
          <table:table-cell office:value-type="string">
            <text:p>HP_DAM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強い石ころ</text:p>
          </table:table-cell>
          <table:table-cell office:value-type="string">
            <text:p>HP_DAMAG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弱い精神攻撃</text:p>
          </table:table-cell>
          <table:table-cell office:value-type="string">
            <text:p>MP_DAM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強い精神攻撃</text:p>
          </table:table-cell>
          <table:table-cell office:value-type="string">
            <text:p>MP_DAMAGE</text:p>
          </table:table-cell>
          <table:table-cell office:value-type="float" office:value="10">
            <text:p>10</text:p>
          </table:table-cell>
        </table:table-row>
      </table:table>
      <table:table table:name="Lua使用版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アイテム名</text:p>
          </table:table-cell>
          <table:table-cell office:value-type="string">
            <text:p>読み込むLUAファイル</text:p>
          </table:table-cell>
          <table:table-cell office:value-type="string">
            <text:p>使用する関数名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弱い石ころ</text:p>
          </table:table-cell>
          <table:table-cell office:value-type="string">
            <text:p>itemeffect</text:p>
          </table:table-cell>
          <table:table-cell office:value-type="string">
            <text:p>hpdamage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強い石ころ</text:p>
          </table:table-cell>
          <table:table-cell office:value-type="string">
            <text:p>itemeffect</text:p>
          </table:table-cell>
          <table:table-cell office:value-type="string">
            <text:p>hpdamage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弱い精神攻撃</text:p>
          </table:table-cell>
          <table:table-cell office:value-type="string">
            <text:p>itemeffect</text:p>
          </table:table-cell>
          <table:table-cell office:value-type="string">
            <text:p>mpdamage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強い精神攻撃</text:p>
          </table:table-cell>
          <table:table-cell office:value-type="string">
            <text:p>itemeffect</text:p>
          </table:table-cell>
          <table:table-cell office:value-type="string">
            <text:p>mpdamage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2014/07/13</text:date>, <text:time>00:05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ASHITA TAKUYA</meta:initial-creator>
    <meta:creation-date>2014-07-12T12:50:53.19</meta:creation-date>
    <dc:date>2014-07-13T00:05:44.12</dc:date>
    <dc:creator>YAMASHITA TAKUYA</dc:creator>
    <meta:editing-duration>PT29M19S</meta:editing-duration>
    <meta:editing-cycles>3</meta:editing-cycles>
    <meta:generator>OpenOffice/4.0.0$Win32 OpenOffice.org_project/400m3$Build-9702</meta:generator>
    <meta:document-statistic meta:table-count="3" meta:cell-count="40" meta:object-count="0"/>
  </office:meta>
</office:document-meta>
</file>